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officeooo:rsid="000b85ec" officeooo:paragraph-rsid="000b85ec"/>
    </style:style>
    <style:style style:name="P2" style:family="paragraph" style:parent-style-name="Text_20_body">
      <style:paragraph-properties fo:text-align="end" style:justify-single-word="false"/>
      <style:text-properties officeooo:rsid="000b85ec" officeooo:paragraph-rsid="000b85e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language="lt" fo:country="LT" officeooo:rsid="000b85ec" officeooo:paragraph-rsid="000b85ec"/>
    </style:style>
    <style:style style:name="P5" style:family="paragraph" style:parent-style-name="Contents_20_2">
      <style:paragraph-properties>
        <style:tab-stops>
          <style:tab-stop style:position="17.09cm" style:type="right" style:leader-style="dotted" style:leader-text="."/>
        </style:tab-stops>
      </style:paragraph-properties>
    </style:style>
    <style:style style:name="P6" style:family="paragraph" style:parent-style-name="Title">
      <style:text-properties officeooo:rsid="000b85ec" officeooo:paragraph-rsid="000b85ec"/>
    </style:style>
    <style:style style:name="P7" style:family="paragraph" style:parent-style-name="Heading_20_1">
      <style:paragraph-properties fo:break-before="page"/>
      <style:text-properties officeooo:paragraph-rsid="000b85ec"/>
    </style:style>
    <style:style style:name="P8" style:family="paragraph" style:parent-style-name="Subtitle">
      <style:text-properties fo:language="lt" fo:country="LT" officeooo:rsid="000b85ec" officeooo:paragraph-rsid="000b85ec"/>
    </style:style>
    <style:style style:name="P9" style:family="paragraph" style:parent-style-name="Heading_20_2">
      <style:text-properties fo:language="lt" fo:country="LT" officeooo:rsid="000b85ec" officeooo:paragraph-rsid="000b85ec"/>
    </style:style>
    <style:style style:name="P10" style:family="paragraph" style:parent-style-name="Heading_20_2">
      <style:text-properties fo:language="lt" fo:country="LT" officeooo:rsid="000baeaf" officeooo:paragraph-rsid="000baeaf"/>
    </style:style>
    <style:style style:name="P11" style:family="paragraph" style:parent-style-name="Heading_20_2">
      <style:text-properties fo:language="lt" fo:country="LT" officeooo:rsid="000d1261" officeooo:paragraph-rsid="000d1261"/>
    </style:style>
    <style:style style:name="P12" style:family="paragraph" style:parent-style-name="Heading_20_2">
      <style:text-properties fo:language="lt" fo:country="LT" officeooo:rsid="001000a8" officeooo:paragraph-rsid="001000a8"/>
    </style:style>
    <style:style style:name="P13" style:family="paragraph" style:parent-style-name="Heading_20_2">
      <style:paragraph-properties fo:break-before="page"/>
      <style:text-properties fo:language="lt" fo:country="LT" officeooo:rsid="000d41d8" officeooo:paragraph-rsid="000d41d8"/>
    </style:style>
    <style:style style:name="P14" style:family="paragraph" style:parent-style-name="Paragraph">
      <style:text-properties fo:language="lt" fo:country="LT" officeooo:rsid="000b85ec" officeooo:paragraph-rsid="000b85ec"/>
    </style:style>
    <style:style style:name="P15" style:family="paragraph" style:parent-style-name="Paragraph">
      <style:text-properties fo:language="lt" fo:country="LT" officeooo:rsid="000baeaf" officeooo:paragraph-rsid="000baeaf"/>
    </style:style>
    <style:style style:name="P16" style:family="paragraph" style:parent-style-name="Paragraph" style:list-style-name="L2">
      <style:text-properties fo:language="lt" fo:country="LT" officeooo:rsid="000baeaf" officeooo:paragraph-rsid="000baeaf"/>
    </style:style>
    <style:style style:name="P17" style:family="paragraph" style:parent-style-name="Paragraph" style:list-style-name="L2">
      <style:text-properties fo:language="lt" fo:country="LT" officeooo:rsid="000d1261" officeooo:paragraph-rsid="000d1261"/>
    </style:style>
    <style:style style:name="P18" style:family="paragraph" style:parent-style-name="Paragraph">
      <style:text-properties fo:language="lt" fo:country="LT" officeooo:rsid="000d1261" officeooo:paragraph-rsid="000d1261"/>
    </style:style>
    <style:style style:name="P19" style:family="paragraph" style:parent-style-name="Paragraph" style:list-style-name="L4">
      <style:text-properties fo:language="lt" fo:country="LT" officeooo:rsid="000d41d8" officeooo:paragraph-rsid="000d41d8"/>
    </style:style>
    <style:style style:name="P20" style:family="paragraph" style:parent-style-name="Paragraph" style:list-style-name="L4">
      <style:text-properties fo:language="lt" fo:country="LT" officeooo:rsid="000e7140" officeooo:paragraph-rsid="000e7140"/>
    </style:style>
    <style:style style:name="P21" style:family="paragraph" style:parent-style-name="Paragraph">
      <style:text-properties fo:language="lt" fo:country="LT" officeooo:rsid="000e7140" officeooo:paragraph-rsid="000e7140"/>
    </style:style>
    <style:style style:name="P22" style:family="paragraph" style:parent-style-name="Paragraph">
      <style:text-properties fo:language="lt" fo:country="LT" officeooo:rsid="000e7140" officeooo:paragraph-rsid="000eea41"/>
    </style:style>
    <style:style style:name="P23" style:family="paragraph" style:parent-style-name="Paragraph">
      <style:text-properties fo:language="lt" fo:country="LT" officeooo:rsid="000eea41" officeooo:paragraph-rsid="000eea41"/>
    </style:style>
    <style:style style:name="P24" style:family="paragraph" style:parent-style-name="Paragraph">
      <style:text-properties fo:language="lt" fo:country="LT" officeooo:rsid="001000a8" officeooo:paragraph-rsid="001000a8"/>
    </style:style>
    <style:style style:name="P25" style:family="paragraph" style:parent-style-name="Paragraph" style:list-style-name="L2">
      <style:text-properties fo:language="lt" fo:country="LT" officeooo:rsid="0017e9b9" officeooo:paragraph-rsid="0017e9b9"/>
    </style:style>
    <style:style style:name="P26" style:family="paragraph" style:parent-style-name="Paragraph">
      <style:text-properties officeooo:rsid="000d1261" officeooo:paragraph-rsid="000d1261"/>
    </style:style>
    <style:style style:name="P27" style:family="paragraph" style:parent-style-name="Paragraph" style:list-style-name="L4">
      <style:text-properties officeooo:rsid="000d41d8" officeooo:paragraph-rsid="000d41d8"/>
    </style:style>
    <style:style style:name="P28" style:family="paragraph" style:parent-style-name="Paragraph">
      <style:text-properties officeooo:paragraph-rsid="000d41d8"/>
    </style:style>
    <style:style style:name="P29" style:family="paragraph" style:parent-style-name="Paragraph">
      <style:text-properties officeooo:rsid="001000a8" officeooo:paragraph-rsid="001000a8"/>
    </style:style>
    <style:style style:name="P30" style:family="paragraph" style:parent-style-name="Paragraph">
      <style:paragraph-properties fo:margin-left="0cm" fo:margin-right="0cm" fo:text-indent="1.499cm" style:auto-text-indent="false"/>
      <style:text-properties fo:language="lt" fo:country="LT" officeooo:rsid="000d1261" officeooo:paragraph-rsid="000d1261"/>
    </style:style>
    <style:style style:name="P31" style:family="paragraph" style:parent-style-name="Paragraph" style:list-style-name="L1">
      <style:paragraph-properties fo:margin-left="2.501cm" fo:margin-right="0cm" fo:text-indent="-0.635cm" style:auto-text-indent="false"/>
      <style:text-properties fo:language="lt" fo:country="LT" officeooo:rsid="000baeaf" officeooo:paragraph-rsid="000baeaf"/>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language="lt" fo:country="LT"/>
    </style:style>
    <style:style style:name="T2" style:family="text">
      <style:text-properties fo:language="lt" fo:country="LT" officeooo:rsid="000b85ec"/>
    </style:style>
    <style:style style:name="T3" style:family="text">
      <style:text-properties fo:language="lt" fo:country="LT" officeooo:rsid="000d41d8"/>
    </style:style>
    <style:style style:name="T4" style:family="text">
      <style:text-properties fo:language="lt" fo:country="LT" fo:font-style="italic" style:font-style-asian="italic" style:font-style-complex="italic"/>
    </style:style>
    <style:style style:name="T5" style:family="text">
      <style:text-properties fo:language="lt" fo:country="LT" fo:font-style="normal" style:font-style-asian="normal" style:font-style-complex="normal"/>
    </style:style>
    <style:style style:name="T6" style:family="text">
      <style:text-properties fo:language="lt" fo:country="LT" fo:font-weight="bold" style:font-weight-asian="bold" style:font-weight-complex="bold"/>
    </style:style>
    <style:style style:name="T7" style:family="text">
      <style:text-properties fo:language="lt" fo:country="LT" officeooo:rsid="0017e9b9"/>
    </style:style>
    <style:style style:name="T8" style:family="text">
      <style:text-properties officeooo:rsid="000baeaf"/>
    </style:style>
    <style:style style:name="T9" style:family="text">
      <style:text-properties fo:language="en" fo:country="US"/>
    </style:style>
    <style:style style:name="T10" style:family="text">
      <style:text-properties fo:language="en" fo:country="US" officeooo:rsid="000e7140"/>
    </style:style>
    <style:style style:name="T11" style:family="text">
      <style:text-properties fo:language="en" fo:country="US" fo:font-style="italic" style:font-style-asian="italic" style:font-style-complex="italic"/>
    </style:style>
    <style:style style:name="T12" style:family="text">
      <style:text-properties officeooo:rsid="000d1261"/>
    </style:style>
    <style:style style:name="T13" style:family="text">
      <style:text-properties officeooo:rsid="000d41d8"/>
    </style:style>
    <style:style style:name="T14" style:family="text">
      <style:text-properties officeooo:rsid="000eea41"/>
    </style:style>
    <style:style style:name="T15" style:family="text">
      <style:text-properties fo:font-style="normal" style:font-style-asian="normal" style:font-style-complex="normal"/>
    </style:style>
    <style:style style:name="T16" style:family="text">
      <style:text-properties fo:font-style="normal" officeooo:rsid="0014a032" style:font-style-asian="normal" style:font-style-complex="normal"/>
    </style:style>
    <style:style style:name="T17" style:family="text">
      <style:text-properties officeooo:rsid="0017e9b9"/>
    </style:style>
    <style:style style:name="fr1"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8">VILNIAUS UNIVERSITETAS</text:p>
      <text:p text:style-name="P4">INFORMATIKOS KATEDRA</text:p>
      <text:p text:style-name="P4"/>
      <text:p text:style-name="P6"/>
      <text:p text:style-name="P6"/>
      <text:p text:style-name="P6">Ilgiausias kelias</text:p>
      <text:p text:style-name="Subtitle">Longest path</text:p>
      <text:p text:style-name="Text_20_body"/>
      <text:p text:style-name="P3"/>
      <text:p text:style-name="P4">Uždavinio sprendimai naudojant euristikas</text:p>
      <text:p text:style-name="Text_20_body"/>
      <text:p text:style-name="P2"/>
      <text:p text:style-name="P2">Laimonas Beniu<text:span text:style-name="T1">šis</text:span></text:p>
      <text:p text:style-name="P2"><text:span text:style-name="T1">Magistr</text:span><text:span text:style-name="T7">o</text:span><text:span text:style-name="T1"> 1 k. Informatika 1</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1"><text:span text:style-name="T1">2018</text:span></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urinys</text:p>
          </text:index-title>
          <text:p text:style-name="P33"><text:a xlink:type="simple" xlink:href="#__RefHeading___Toc209_832589657" text:style-name="Index_20_Link" text:visited-style-name="Index_20_Link">1 Genetinis algoritmas<text:tab/>3</text:a></text:p>
          <text:p text:style-name="P5"><text:a xlink:type="simple" xlink:href="#__RefHeading___Toc214_832589657" text:style-name="Index_20_Link" text:visited-style-name="Index_20_Link">1.1 Genetinis kodavimas<text:tab/>3</text:a></text:p>
          <text:p text:style-name="P5"><text:a xlink:type="simple" xlink:href="#__RefHeading___Toc216_832589657" text:style-name="Index_20_Link" text:visited-style-name="Index_20_Link">1.2 Pradinė populiacija<text:tab/>3</text:a></text:p>
          <text:p text:style-name="P5"><text:a xlink:type="simple" xlink:href="#__RefHeading___Toc218_832589657" text:style-name="Index_20_Link" text:visited-style-name="Index_20_Link">1.3 Mutacijos<text:tab/>3</text:a></text:p>
          <text:p text:style-name="P5"><text:a xlink:type="simple" xlink:href="#__RefHeading___Toc220_832589657" text:style-name="Index_20_Link" text:visited-style-name="Index_20_Link">1.4 Kryžminimas<text:tab/>4</text:a></text:p>
          <text:p text:style-name="P5"><text:a xlink:type="simple" xlink:href="#__RefHeading___Toc222_832589657" text:style-name="Index_20_Link" text:visited-style-name="Index_20_Link">1.5 Panašumas<text:tab/>4</text:a></text:p>
        </text:index-body>
      </text:table-of-content>
      <text:p text:style-name="P2"><text:span text:style-name="T1"/></text:p>
      <text:h text:style-name="P7" text:outline-level="1"><text:bookmark-start text:name="__RefHeading___Toc209_832589657"/><text:span text:style-name="T2">Genetinis algoritmas</text:span><text:bookmark-end text:name="__RefHeading___Toc209_832589657"/></text:h>
      <text:p text:style-name="P14">Algoritmas simuluoja evoliucijoje gamtoje. Pagrindin<text:span text:style-name="T8">iai jo bruožai:</text:span></text:p>
      <text:list xml:id="list1723254599" text:style-name="L1">
        <text:list-item>
          <text:p text:style-name="P31">Atsitiktinės mutacijos</text:p>
        </text:list-item>
        <text:list-item>
          <text:p text:style-name="P31">Kryžminimas</text:p>
        </text:list-item>
      </text:list>
      <text:p text:style-name="P30">Daromos prielaidos:</text:p>
      <text:p text:style-name="P30"><text:tab/>Grafas yra jungus</text:p>
      <text:p text:style-name="P30"><text:tab/>Grafo <text:span text:style-name="T17">visi</text:span> lankai yra asociatyvūs. <text:span text:style-name="T13">T.y. A→ B <text:s/>yra tas pats kaip B → A </text:span></text:p>
      <text:h text:style-name="P9" text:outline-level="2"><text:bookmark-start text:name="__RefHeading___Toc214_832589657"/>Genetinis kodavimas<text:bookmark-end text:name="__RefHeading___Toc214_832589657"/></text:h>
      <text:p text:style-name="Paragraph">Grafo viršūnės yra numeruojamos [0..N-1], kur N yra viršūnių kiekis. Agentas, dalyvaujantis evoliucijoje turi tam tikrą kelią, kuris yra<text:span text:style-name="T9"> </text:span>baigtinis ir iš unikalių viršūnių pvz.: [<text:span text:style-name="T9">3, 0, 5, 2]. </text:span>Šis kelias ir yra naudojamas agentų kodavimui.</text:p>
      <text:h text:style-name="P10" text:outline-level="2"><text:bookmark-start text:name="__RefHeading___Toc216_832589657"/>Pradinė populiacija<text:bookmark-end text:name="__RefHeading___Toc216_832589657"/></text:h>
      <text:p text:style-name="P15">Geriems rezultatams pasiekti yra svarbi pradinė agentų populiacija. B<text:span text:style-name="T12">uvo</text:span> naudotas toks kelio grafo viršūnių surinkimo algroritmas:</text:p>
      <text:list xml:id="list1719969547" text:style-name="L2">
        <text:list-item>
          <text:p text:style-name="P17">Pradėti pildyti kelią P</text:p>
        </text:list-item>
        <text:list-item>
          <text:p text:style-name="P16">Pasirinkti atsitiktinė viršūnę V</text:p>
        </text:list-item>
        <text:list-item>
          <text:p text:style-name="P17">Gauti išeinančių iš V viršūnių sąrašą <text:span text:style-name="T17">S </text:span>be tų, kurios jau yra kelyje P</text:p>
        </text:list-item>
        <text:list-item>
          <text:p text:style-name="P17">Jeigu <text:span text:style-name="T17">S</text:span> tusčias, grįžti į <text:span text:style-name="T17">P pradinę viršūnę</text:span> ir pradėti analogiškai rinkti viršūnes į kitą galą, kol <text:span text:style-name="T17">S</text:span> nėra tu<text:span text:style-name="T17">š</text:span>čias, tada ba<text:span text:style-name="T17">i</text:span>gti</text:p>
        </text:list-item>
        <text:list-item>
          <text:p text:style-name="P17">Jegu <text:span text:style-name="T17">S</text:span> nėra tu<text:span text:style-name="T17">š</text:span>čias</text:p>
          <text:list>
            <text:list-item>
              <text:p text:style-name="P16">Pasirinkti iš V išeinanč<text:span text:style-name="T12">ių viršūnių</text:span> viršūnę W <text:span text:style-name="T12">(išskyrūs</text:span> pagal santykinės ruletės tasyklę:</text:p>
              <text:list>
                <text:list-item>
                  <text:p text:style-name="P17">Kuo didesnis išeinamasis laipsnis viršūnės W, tuo daugiau „bilietų“ ji turi.</text:p>
                </text:list-item>
                <text:list-item>
                  <text:p text:style-name="P17">Surinkti visus „bilietus“ į sąrašą ir <text:span text:style-name="T17">atsitiktinai</text:span> pasirinkti vieną iš jo.</text:p>
                </text:list-item>
                <text:list-item>
                  <text:p text:style-name="P25">Pridėti pasiriktą viršūnę W į sąrašą.</text:p>
                </text:list-item>
                <text:list-item>
                  <text:p text:style-name="P17">Pereiti į žingsnį 3.</text:p>
                </text:list-item>
              </text:list>
            </text:list-item>
          </text:list>
        </text:list-item>
      </text:list>
      <text:p text:style-name="P18"/>
      <text:p text:style-name="P18">Tokiu būdu gauta pradinė populiacija jau turi neblogus ilgiausių kelių variantus.</text:p>
      <text:p text:style-name="P18"/>
      <text:h text:style-name="P11" text:outline-level="2"><text:bookmark-start text:name="__RefHeading___Toc218_832589657"/>Mutacijos<text:bookmark-end text:name="__RefHeading___Toc218_832589657"/></text:h>
      <text:p text:style-name="P26">Genetinės mutacijos buvo atliekamos analogiškai kaip ir pradinės populiacijos sudarymas. Šiuo atveju buvo pasirenkama atsitiktinė viršūnė esmame kelyje, kuri bus naudojama kaip atkirtos taškas. Tada atsitiktinai pasirenkama kurią pusę pašalinti (kairę/dešinę). Tada nuo tos viršūnės, tokiu pat algoritmu (santykinė ruletė pagal išeinamą viršūnės laipsnį) <text:span text:style-name="T17">papildomas esamas</text:span> kelias. </text:p>
      <text:h text:style-name="P13" text:outline-level="2"><text:bookmark-start text:name="__RefHeading___Toc220_832589657"/>Kryžminimas<text:bookmark-end text:name="__RefHeading___Toc220_832589657"/></text:h>
      <text:p text:style-name="P28"><text:span text:style-name="T13">Kryžminimas yra vienas iš esminių genetiniu algoritmo savybių. </text:span><text:span text:style-name="T3">Kryžminimo algoritmas:</text:span></text:p>
      <text:list xml:id="list2583792256" text:style-name="L4">
        <text:list-item>
          <text:list>
            <text:list-item>
              <text:p text:style-name="P27"><text:span text:style-name="T1">Pasirinkti 2 tėvus, kurie bus naudojami kryžminmui</text:span></text:p>
            </text:list-item>
            <text:list-item>
              <text:p text:style-name="P19">Surinkti į sąrašą S visus lankus, kurie jungia abu tėvus</text:p>
            </text:list-item>
            <text:list-item>
              <text:p text:style-name="P19">Išfiltruoti analogiškus lankus (A→ B yra tas pats kas B → A)</text:p>
            </text:list-item>
            <text:list-item>
              <text:p text:style-name="P20">Išfiltruoti lankus, kurių abi viršūnės yra abiejuose tėvuose (neįmanoma sudaryti naujų kelių aplankant viršūnes tik vieną kartą)</text:p>
            </text:list-item>
            <text:list-item>
              <text:p text:style-name="P20">Jeigu lankų sąrašas nėra tuščias:</text:p>
              <text:list>
                <text:list-item>
                  <text:p text:style-name="P20">Pasirinkti atsitinktinį „tiltą“ kuris sujungia abu tėvus</text:p>
                </text:list-item>
                <text:list-item>
                  <text:p text:style-name="P20">Audaryti 4 naujus sub-kelius pagal „tilto“ viršūnes, kurios atkerta tėvų kelius</text:p>
                </text:list-item>
                <text:list-item>
                  <text:p text:style-name="P20">Apjungti naujus sub-kelius į 4 naujus agentus</text:p>
                </text:list-item>
                <text:list-item>
                  <text:p text:style-name="P20">išfiltruoti nevalidžius agentus</text:p>
                </text:list-item>
              </text:list>
            </text:list-item>
          </text:list>
        </text:list-item>
      </text:list>
      <text:p text:style-name="P21"/>
      <text:p text:style-name="P21">Kryžminim<text:span text:style-name="T14">as, kada visi vaikai yra validūs</text:span><text:span text:style-name="T9">.:</text:span></text:p>
      <text:p text:style-name="P23">Tėvai: <text:tab/><text:span text:style-name="T10">[5, 1, 9, 6, 3] X [2, 4, 7, 0, </text:span>8<text:span text:style-name="T10">]</text:span></text:p>
      <text:p text:style-name="P22"><text:span text:style-name="T9">„Tiltas“ šiuo atveju yra <text:tab/>[1, 7]</text:span></text:p>
      <text:p text:style-name="P21">Sub-keliai:</text:p>
      <text:p text:style-name="P21">[5], [9, 6, 3], [2, 4], [0, <text:span text:style-name="T14">8</text:span>]</text:p>
      <text:p text:style-name="P21">Gaunami <text:span text:style-name="T14">visi validūs </text:span>vaikai:</text:p>
      <text:p text:style-name="P21">[5, 1, 7, 0, <text:span text:style-name="T14">8</text:span>]</text:p>
      <text:p text:style-name="P21">[5, 1, 7, 4, 2]</text:p>
      <text:p text:style-name="P21">[3, 6, 9, 1, 7, 0, <text:span text:style-name="T14">8</text:span>]</text:p>
      <text:p text:style-name="P21">[3, 6, 9, 1, 7, 4, 2]</text:p>
      <text:p text:style-name="P21"/>
      <text:p text:style-name="P23">Analogiškas pavyzdys, kada ne visi vaikai yra validūs:</text:p>
      <text:p text:style-name="P23">Tėvai: <text:tab/><text:span text:style-name="T10">[5, 1, 9, 6, 3] X [</text:span>1, <text:span text:style-name="T10">2, 4, 7, 0, </text:span>8<text:span text:style-name="T10">]</text:span></text:p>
      <text:p text:style-name="P22"><text:span text:style-name="T9">„Tiltas“ šiuo atveju yra <text:tab/>[1, 7]</text:span></text:p>
      <text:p text:style-name="P22">Sub-keliai:</text:p>
      <text:p text:style-name="P22">[5], [9, 6, 3], [<text:span text:style-name="T14">1, </text:span>2, 4], [0, <text:span text:style-name="T14">8</text:span>]</text:p>
      <text:p text:style-name="P22">Gaunami <text:span text:style-name="T14">nevisi validūs </text:span>vaikai:</text:p>
      <text:p text:style-name="P22">[5, 1, 7, 0, <text:span text:style-name="T14">8</text:span>] <text:span text:style-name="T14">(validus)</text:span></text:p>
      <text:p text:style-name="P22">[5, 1, 7, 4, 2, <text:span text:style-name="T14">1</text:span>] <text:span text:style-name="T14">(nevalidus, kartojasi 1)</text:span></text:p>
      <text:p text:style-name="P22">[3, 6, 9, 1, 7, 0, <text:span text:style-name="T14">8</text:span>] <text:span text:style-name="T14">(validus)</text:span></text:p>
      <text:p text:style-name="P22">[3, 6, 9, 1, 7, 4, 2, <text:span text:style-name="T14">1</text:span>] <text:span text:style-name="T14">(nevalidus, kartojasi 1)</text:span></text:p>
      <text:h text:style-name="P12" text:outline-level="2"><text:bookmark-start text:name="__RefHeading___Toc222_832589657"/>Panašumas<text:bookmark-end text:name="__RefHeading___Toc222_832589657"/></text:h>
      <text:p text:style-name="P29">Buvo panaudotas panašių agentų grupavimas į rases, norint samažinti nevalidžių kryžminimų skaičių. <text:span text:style-name="T1">Dviejų agentų </text:span><text:span text:style-name="T6">nepanašumas</text:span><text:span text:style-name="T1"> skaičiuojamas taip:</text:span></text:p>
      <text:p text:style-name="P29"><text:span text:style-name="T1"><draw:frame draw:style-name="fr1" draw:name="Object1" text:anchor-type="as-char" svg:y="-0.619cm" svg:width="1.651cm" svg:height="0.998cm" draw:z-index="0"><draw:object xlink:href="./Object 1" xlink:type="simple" xlink:show="embed" xlink:actuate="onLoad"/><draw:image xlink:href="./ObjectReplacements/Object 1" xlink:type="simple" xlink:show="embed" xlink:actuate="onLoad"/></draw:frame></text:span><text:span text:style-name="T1">kur </text:span><text:span text:style-name="T4">Total</text:span><text:span text:style-name="T5"> yra bendras viršūnių kiekis, </text:span><text:span text:style-name="T11">Inter</text:span><text:span text:style-name="T4"> </text:span><text:span text:style-name="T5">yra bendrų viršūnių kiekis.</text:span></text:p>
      <text:p text:style-name="P24"><text:span text:style-name="T15">Panašių agentų šios funkcijos įvertis yra mažesnis negu labiau skirtingų. Algoritmas turi panašumo slenkstį, kuris kintą pagal esamą rasių kiekį. T.y. norint sumažinti/</text:span><text:span text:style-name="T16">padidinti</text:span><text:span text:style-name="T15"> rasių kiekį panašumo slenkstis yra didinamas/</text:span><text:span text:style-name="T16">mažinamas.</text:span><text:span text:style-name="T15"> Tokiu būdų rasė priims daugiau agentų, kurie mažiau panašūs į tos rasės atstovą.</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aragraph" style:family="paragraph" style:parent-style-name="Standard">
      <style:paragraph-properties fo:margin-left="0cm" fo:margin-right="0cm" fo:text-indent="1.499cm" style:auto-text-indent="false"/>
      <style:text-properties fo:language="lt" fo:country="LT" officeooo:rsid="000baeaf"/>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09:33:58.120000000</meta:creation-date>
    <dc:date>2018-10-12T11:02:44.420000000</dc:date>
    <meta:editing-duration>PT17M41S</meta:editing-duration>
    <meta:editing-cycles>7</meta:editing-cycles>
    <meta:generator>LibreOffice/6.0.5.2$Windows_X86_64 LibreOffice_project/54c8cbb85f300ac59db32fe8a675ff7683cd5a16</meta:generator>
    <meta:document-statistic meta:table-count="0" meta:image-count="0" meta:object-count="1" meta:page-count="4" meta:paragraph-count="74" meta:word-count="605" meta:character-count="3797" meta:non-whitespace-character-count="3284"/>
  </office:meta>
</office:document-meta>
</file>

<file path=Object 1/content.xml><?xml version="1.0" encoding="utf-8"?>
<math xmlns="http://www.w3.org/1998/Math/MathML" display="block">
  <semantics>
    <mfrac>
      <mi mathvariant="italic">Total</mi>
      <mrow>
        <mi mathvariant="italic">Inter</mi>
        <mo stretchy="false">+</mo>
        <mn>1</mn>
      </mrow>
    </mfrac>
    <annotation encoding="StarMath 5.0">{Total} over {Inter + 1}</annotation>
  </semantics>
</math>
</file>